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83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5425in"/>
    </style:style>
    <style:style style:name="co5" style:family="table-column">
      <style:table-column-properties fo:break-before="auto" style:column-width="1.0126in"/>
    </style:style>
    <style:style style:name="co6" style:family="table-column">
      <style:table-column-properties fo:break-before="auto" style:column-width="0.9102in"/>
    </style:style>
    <style:style style:name="co7" style:family="table-column">
      <style:table-column-properties fo:break-before="auto" style:column-width="0.961in"/>
    </style:style>
    <style:style style:name="co8" style:family="table-column">
      <style:table-column-properties fo:break-before="auto" style:column-width="0.715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toolbox layout configuration</text:p>
          </table:table-cell>
          <table:table-cell table:number-columns-repeated="7"/>
        </table:table-row>
        <table:table-row table:style-name="ro1">
          <table:table-cell office:value-type="string">
            <text:p>#</text:p>
          </table:table-cell>
          <table:table-cell office:value-type="string">
            <text:p>app</text:p>
          </table:table-cell>
          <table:table-cell office:value-type="string">
            <text:p>variable</text:p>
          </table:table-cell>
          <table:table-cell office:value-type="string">
            <text:p>label</text:p>
          </table:table-cell>
          <table:table-cell office:value-type="string">
            <text:p>type</text:p>
          </table:table-cell>
          <table:table-cell office:value-type="string">
            <text:p>parameters</text:p>
          </table:table-cell>
          <table:table-cell office:value-type="string">
            <text:p>autocomplete</text:p>
          </table:table-cell>
          <table:table-cell office:value-type="string">
            <text:p>row</text:p>
          </table:table-cell>
          <table:table-cell office:value-type="string">
            <text:p>colum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vsearch</text:p>
          </table:table-cell>
          <table:table-cell office:value-type="string">
            <text:p>location</text:p>
          </table:table-cell>
          <table:table-cell office:value-type="string">
            <text:p>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vsearch</text:p>
          </table:table-cell>
          <table:table-cell office:value-type="string">
            <text:p>taxon</text:p>
          </table:table-cell>
          <table:table-cell office:value-type="string">
            <text:p>Tax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u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vsearch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dvsearch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vsearch</text:p>
          </table:table-cell>
          <table:table-cell office:value-type="string">
            <text:p>concept</text:p>
          </table:table-cell>
          <table:table-cell office:value-type="string">
            <text:p>Concept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cx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dvsearch</text:p>
          </table:table-cell>
          <table:table-cell office:value-type="string">
            <text:p>place</text:p>
          </table:table-cell>
          <table:table-cell office:value-type="string">
            <text:p>Place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px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rcodeprint</text:p>
          </table:table-cell>
          <table:table-cell office:value-type="string">
            <text:p>objno1</text:p>
          </table:table-cell>
          <table:table-cell office:value-type="string">
            <text:p>Start Object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ob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arcodeprint</text:p>
          </table:table-cell>
          <table:table-cell office:value-type="string">
            <text:p>objno2</text:p>
          </table:table-cell>
          <table:table-cell office:value-type="string">
            <text:p>End Object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o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rcodeprint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rcodeprint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rcodeprint</text:p>
          </table:table-cell>
          <table:table-cell table:style-name="ce1" office:value-type="string">
            <text:p>update</text:p>
          </table:table-cell>
          <table:table-cell office:value-type="string">
            <text:p>Print</text:p>
          </table:table-cell>
          <table:table-cell office:value-type="string">
            <text:p>button</text:p>
          </table:table-cell>
          <table:table-cell office:value-type="string">
            <text:p>update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edlist</text:p>
          </table:table-cell>
          <table:table-cell office:value-type="string">
            <text:p>location1</text:p>
          </table:table-cell>
          <table:table-cell office:value-type="string">
            <text:p>Garden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bedlist</text:p>
          </table:table-cell>
          <table:table-cell office:value-type="string">
            <text:p>dora</text:p>
          </table:table-cell>
          <table:table-cell office:value-type="string">
            <text:p>alive</text:p>
          </table:table-cell>
          <table:table-cell office:value-type="string">
            <text:p>radio</text:p>
          </table:table-cell>
          <table:table-cell office:value-type="string">
            <text:p>alive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edlist</text:p>
          </table:table-cell>
          <table:table-cell office:value-type="string">
            <text:p>dora</text:p>
          </table:table-cell>
          <table:table-cell office:value-type="string">
            <text:p>dead</text:p>
          </table:table-cell>
          <table:table-cell office:value-type="string">
            <text:p>radio</text:p>
          </table:table-cell>
          <table:table-cell office:value-type="string">
            <text:p>dead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edlist</text:p>
          </table:table-cell>
          <table:table-cell office:value-type="string">
            <text:p>groupby</text:p>
          </table:table-cell>
          <table:table-cell office:value-type="string">
            <text:p>location</text:p>
          </table:table-cell>
          <table:table-cell office:value-type="string">
            <text:p>radio</text:p>
          </table:table-cell>
          <table:table-cell office:value-type="string">
            <text:p>locatio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edlist</text:p>
          </table:table-cell>
          <table:table-cell office:value-type="string">
            <text:p>groupby</text:p>
          </table:table-cell>
          <table:table-cell office:value-type="string">
            <text:p>none</text:p>
          </table:table-cell>
          <table:table-cell office:value-type="string">
            <text:p>radio</text:p>
          </table:table-cell>
          <table:table-cell office:value-type="string">
            <text:p>none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edlist</text:p>
          </table:table-cell>
          <table:table-cell office:value-type="string">
            <text:p>rare</text:p>
          </table:table-cell>
          <table:table-cell office:value-type="string">
            <text:p>not rare</text:p>
          </table:table-cell>
          <table:table-cell office:value-type="string">
            <text:p>checkbox</text:p>
          </table:table-cell>
          <table:table-cell office:value-type="string">
            <text:p>false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edlist</text:p>
          </table:table-cell>
          <table:table-cell table:number-columns-repeated="2" office:value-type="string">
            <text:p>rare</text:p>
          </table:table-cell>
          <table:table-cell office:value-type="string">
            <text:p>checkbox</text:p>
          </table:table-cell>
          <table:table-cell table:style-name="ce2" office:value-type="string">
            <text:p>true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dlist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edlist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lkedit</text:p>
          </table:table-cell>
          <table:table-cell office:value-type="string">
            <text:p>objno1</text:p>
          </table:table-cell>
          <table:table-cell office:value-type="string">
            <text:p>Start Object</text:p>
          </table:table-cell>
          <table:table-cell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ob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bulkedit</text:p>
          </table:table-cell>
          <table:table-cell office:value-type="string">
            <text:p>objno2</text:p>
          </table:table-cell>
          <table:table-cell office:value-type="string">
            <text:p>End Object</text:p>
          </table:table-cell>
          <table:table-cell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o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bulkedit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ulkedit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ulkedit</text:p>
          </table:table-cell>
          <table:table-cell table:style-name="ce1" office:value-type="string">
            <text:p>update</text:p>
          </table:table-cell>
          <table:table-cell office:value-type="string">
            <text:p>Update</text:p>
          </table:table-cell>
          <table:table-cell office:value-type="string">
            <text:p>button</text:p>
          </table:table-cell>
          <table:table-cell office:value-type="string">
            <text:p>update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governmentholdings</text:p>
          </table:table-cell>
          <table:table-cell table:style-name="ce1" office:value-type="string">
            <text:p>download</text:p>
          </table:table-cell>
          <table:table-cell office:value-type="string">
            <text:p>Download as CSV</text:p>
          </table:table-cell>
          <table:table-cell office:value-type="string">
            <text:p>button</text:p>
          </table:table-cell>
          <table:table-cell office:value-type="string">
            <text:p>download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governmentholdings</text:p>
          </table:table-cell>
          <table:table-cell table:style-name="ce1" office:value-type="string">
            <text:p>search</text:p>
          </table:table-cell>
          <table:table-cell office:value-type="string">
            <text:p>View Holdings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ierarchyviewer</text:p>
          </table:table-cell>
          <table:table-cell office:value-type="string">
            <text:p>authority</text:p>
          </table:table-cell>
          <table:table-cell office:value-type="string">
            <text:p>Authority to fetch</text:p>
          </table:table-cell>
          <table:table-cell office:value-type="string">
            <text:p>dropdown</text:p>
          </table:table-cell>
          <table:table-cell office:value-type="string">
            <text:p>authorities</text:p>
          </table:table-cell>
          <table:table-cell/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hierarchyviewer</text:p>
          </table:table-cell>
          <table:table-cell table:style-name="ce1" office:value-type="string">
            <text:p>search</text:p>
          </table:table-cell>
          <table:table-cell office:value-type="string">
            <text:p>View Hierarchy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holdings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oldings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oldings</text:p>
          </table:table-cell>
          <table:table-cell office:value-type="string">
            <text:p>place</text:p>
          </table:table-cell>
          <table:table-cell office:value-type="string">
            <text:p>px.place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px</text:p>
          </table:table-cell>
          <table:table-cell table:number-columns-repeated="2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ventory</text:p>
          </table:table-cell>
          <table:table-cell office:value-type="string">
            <text:p>location1</text:p>
          </table:table-cell>
          <table:table-cell office:value-type="string">
            <text:p>Start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ventory</text:p>
          </table:table-cell>
          <table:table-cell office:value-type="string">
            <text:p>location2</text:p>
          </table:table-cell>
          <table:table-cell office:value-type="string">
            <text:p>End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ventory</text:p>
          </table:table-cell>
          <table:table-cell office:value-type="string">
            <text:p>handler</text:p>
          </table:table-cell>
          <table:table-cell office:value-type="string">
            <text:p>Handler</text:p>
          </table:table-cell>
          <table:table-cell office:value-type="string">
            <text:p>dropdown</text:p>
          </table:table-cell>
          <table:table-cell office:value-type="string">
            <text:p>handlerlist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nventory</text:p>
          </table:table-cell>
          <table:table-cell office:value-type="string">
            <text:p>reason</text:p>
          </table:table-cell>
          <table:table-cell office:value-type="string">
            <text:p>Reason</text:p>
          </table:table-cell>
          <table:table-cell office:value-type="string">
            <text:p>dropdown</text:p>
          </table:table-cell>
          <table:table-cell office:value-type="string">
            <text:p>reasonlist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ventory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ventory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inventory</text:p>
          </table:table-cell>
          <table:table-cell table:style-name="ce1" office:value-type="string">
            <text:p>update</text:p>
          </table:table-cell>
          <table:table-cell office:value-type="string">
            <text:p>Update</text:p>
          </table:table-cell>
          <table:table-cell office:value-type="string">
            <text:p>button</text:p>
          </table:table-cell>
          <table:table-cell office:value-type="string">
            <text:p>update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keyinfo</text:p>
          </table:table-cell>
          <table:table-cell office:value-type="string">
            <text:p>location1</text:p>
          </table:table-cell>
          <table:table-cell office:value-type="string">
            <text:p>Start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keyinfo</text:p>
          </table:table-cell>
          <table:table-cell office:value-type="string">
            <text:p>location2</text:p>
          </table:table-cell>
          <table:table-cell office:value-type="string">
            <text:p>End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keyinfo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keyinfo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keyinfo</text:p>
          </table:table-cell>
          <table:table-cell table:style-name="ce1" office:value-type="string">
            <text:p>update</text:p>
          </table:table-cell>
          <table:table-cell office:value-type="string">
            <text:p>Update</text:p>
          </table:table-cell>
          <table:table-cell office:value-type="string">
            <text:p>button</text:p>
          </table:table-cell>
          <table:table-cell office:value-type="string">
            <text:p>update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ocreport</text:p>
          </table:table-cell>
          <table:table-cell office:value-type="string">
            <text:p>taxon</text:p>
          </table:table-cell>
          <table:table-cell office:value-type="string">
            <text:p>Tax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u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locreport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ocreport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movecrate</text:p>
          </table:table-cell>
          <table:table-cell office:value-type="string">
            <text:p>location1</text:p>
          </table:table-cell>
          <table:table-cell office:value-type="string">
            <text:p>From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ovecrate</text:p>
          </table:table-cell>
          <table:table-cell office:value-type="string">
            <text:p>location2</text:p>
          </table:table-cell>
          <table:table-cell office:value-type="string">
            <text:p>To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ovecrate</text:p>
          </table:table-cell>
          <table:table-cell table:number-columns-repeated="2"/>
          <table:table-cell office:value-type="string">
            <text:p>placehold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movecrate</text:p>
          </table:table-cell>
          <table:table-cell office:value-type="string">
            <text:p>crate</text:p>
          </table:table-cell>
          <table:table-cell office:value-type="string">
            <text:p>To Crate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ovecrate</text:p>
          </table:table-cell>
          <table:table-cell office:value-type="string">
            <text:p>handler</text:p>
          </table:table-cell>
          <table:table-cell office:value-type="string">
            <text:p>Handler</text:p>
          </table:table-cell>
          <table:table-cell office:value-type="string">
            <text:p>dropdown</text:p>
          </table:table-cell>
          <table:table-cell office:value-type="string">
            <text:p>handlerlis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movecrate</text:p>
          </table:table-cell>
          <table:table-cell office:value-type="string">
            <text:p>reason</text:p>
          </table:table-cell>
          <table:table-cell office:value-type="string">
            <text:p>Reason</text:p>
          </table:table-cell>
          <table:table-cell office:value-type="string">
            <text:p>dropdown</text:p>
          </table:table-cell>
          <table:table-cell office:value-type="string">
            <text:p>reasonlist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movecrate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movecrate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movecrate</text:p>
          </table:table-cell>
          <table:table-cell table:style-name="ce1" office:value-type="string">
            <text:p>update</text:p>
          </table:table-cell>
          <table:table-cell office:value-type="string">
            <text:p>Move objects</text:p>
          </table:table-cell>
          <table:table-cell office:value-type="string">
            <text:p>button</text:p>
          </table:table-cell>
          <table:table-cell office:value-type="string">
            <text:p>update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oveobject</text:p>
          </table:table-cell>
          <table:table-cell office:value-type="string">
            <text:p>objno1</text:p>
          </table:table-cell>
          <table:table-cell office:value-type="string">
            <text:p>Start Object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ob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moveobject</text:p>
          </table:table-cell>
          <table:table-cell office:value-type="string">
            <text:p>objno2</text:p>
          </table:table-cell>
          <table:table-cell office:value-type="string">
            <text:p>End Object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o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moveobject</text:p>
          </table:table-cell>
          <table:table-cell office:value-type="string">
            <text:p>location1</text:p>
          </table:table-cell>
          <table:table-cell office:value-type="string">
            <text:p>To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moveobject</text:p>
          </table:table-cell>
          <table:table-cell office:value-type="string">
            <text:p>crate</text:p>
          </table:table-cell>
          <table:table-cell office:value-type="string">
            <text:p>To Crate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moveobject</text:p>
          </table:table-cell>
          <table:table-cell office:value-type="string">
            <text:p>handler</text:p>
          </table:table-cell>
          <table:table-cell office:value-type="string">
            <text:p>Handler</text:p>
          </table:table-cell>
          <table:table-cell office:value-type="string">
            <text:p>dropdown</text:p>
          </table:table-cell>
          <table:table-cell office:value-type="string">
            <text:p>handlerlis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moveobject</text:p>
          </table:table-cell>
          <table:table-cell office:value-type="string">
            <text:p>reason</text:p>
          </table:table-cell>
          <table:table-cell office:value-type="string">
            <text:p>Reason</text:p>
          </table:table-cell>
          <table:table-cell office:value-type="string">
            <text:p>dropdown</text:p>
          </table:table-cell>
          <table:table-cell office:value-type="string">
            <text:p>reasonlist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moveobject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moveobject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moveobject</text:p>
          </table:table-cell>
          <table:table-cell table:style-name="ce1" office:value-type="string">
            <text:p>update</text:p>
          </table:table-cell>
          <table:table-cell office:value-type="string">
            <text:p>Move objects</text:p>
          </table:table-cell>
          <table:table-cell office:value-type="string">
            <text:p>button</text:p>
          </table:table-cell>
          <table:table-cell office:value-type="string">
            <text:p>update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objdetails</text:p>
          </table:table-cell>
          <table:table-cell office:value-type="string">
            <text:p>objectnumber</text:p>
          </table:table-cell>
          <table:table-cell office:value-type="string">
            <text:p>Museum Number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ob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objdetails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objinfo</text:p>
          </table:table-cell>
          <table:table-cell office:value-type="string">
            <text:p>objno1</text:p>
          </table:table-cell>
          <table:table-cell office:value-type="string">
            <text:p>Start Object</text:p>
          </table:table-cell>
          <table:table-cell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ob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objinfo</text:p>
          </table:table-cell>
          <table:table-cell office:value-type="string">
            <text:p>objno2</text:p>
          </table:table-cell>
          <table:table-cell office:value-type="string">
            <text:p>End Object</text:p>
          </table:table-cell>
          <table:table-cell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o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objinfo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packinglist</text:p>
          </table:table-cell>
          <table:table-cell office:value-type="string">
            <text:p>location1</text:p>
          </table:table-cell>
          <table:table-cell office:value-type="string">
            <text:p>Start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packinglist</text:p>
          </table:table-cell>
          <table:table-cell office:value-type="string">
            <text:p>location2</text:p>
          </table:table-cell>
          <table:table-cell office:value-type="string">
            <text:p>End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packinglist</text:p>
          </table:table-cell>
          <table:table-cell office:value-type="string">
            <text:p>groupbyculture</text:p>
          </table:table-cell>
          <table:table-cell office:value-type="string">
            <text:p>groupbyculture</text:p>
          </table:table-cell>
          <table:table-cell office:value-type="string">
            <text:p>checkbox 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packinglist</text:p>
          </table:table-cell>
          <table:table-cell office:value-type="string">
            <text:p>place</text:p>
          </table:table-cell>
          <table:table-cell office:value-type="string">
            <text:p>Place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cp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packinglist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packinglist</text:p>
          </table:table-cell>
          <table:table-cell table:style-name="ce1" office:value-type="string">
            <text:p>save</text:p>
          </table:table-cell>
          <table:table-cell office:value-type="string">
            <text:p>Download as CSV</text:p>
          </table:table-cell>
          <table:table-cell office:value-type="string">
            <text:p>button</text:p>
          </table:table-cell>
          <table:table-cell office:value-type="string">
            <text:p>save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packinglist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owermove</text:p>
          </table:table-cell>
          <table:table-cell office:value-type="string">
            <text:p>location1</text:p>
          </table:table-cell>
          <table:table-cell office:value-type="string">
            <text:p>From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powermove</text:p>
          </table:table-cell>
          <table:table-cell office:value-type="string">
            <text:p>location2</text:p>
          </table:table-cell>
          <table:table-cell office:value-type="string">
            <text:p>To Location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powermove</text:p>
          </table:table-cell>
          <table:table-cell office:value-type="string">
            <text:p>crate1</text:p>
          </table:table-cell>
          <table:table-cell office:value-type="string">
            <text:p>From Crate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powermove</text:p>
          </table:table-cell>
          <table:table-cell office:value-type="string">
            <text:p>crate2</text:p>
          </table:table-cell>
          <table:table-cell office:value-type="string">
            <text:p>To Crate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lo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powermove</text:p>
          </table:table-cell>
          <table:table-cell office:value-type="string">
            <text:p>handler</text:p>
          </table:table-cell>
          <table:table-cell office:value-type="string">
            <text:p>Handler</text:p>
          </table:table-cell>
          <table:table-cell office:value-type="string">
            <text:p>dropdown</text:p>
          </table:table-cell>
          <table:table-cell office:value-type="string">
            <text:p>handlerlist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powermove</text:p>
          </table:table-cell>
          <table:table-cell office:value-type="string">
            <text:p>reason</text:p>
          </table:table-cell>
          <table:table-cell office:value-type="string">
            <text:p>Reason</text:p>
          </table:table-cell>
          <table:table-cell office:value-type="string">
            <text:p>dropdown</text:p>
          </table:table-cell>
          <table:table-cell office:value-type="string">
            <text:p>reasonlist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powermove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powermove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powermove</text:p>
          </table:table-cell>
          <table:table-cell table:style-name="ce1" office:value-type="string">
            <text:p>update</text:p>
          </table:table-cell>
          <table:table-cell office:value-type="string">
            <text:p>Move objects</text:p>
          </table:table-cell>
          <table:table-cell office:value-type="string">
            <text:p>button</text:p>
          </table:table-cell>
          <table:table-cell office:value-type="string">
            <text:p>update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earch</text:p>
          </table:table-cell>
          <table:table-cell office:value-type="string">
            <text:p>objectnumber</text:p>
          </table:table-cell>
          <table:table-cell office:value-type="string">
            <text:p>Museum Number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ob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earch</text:p>
          </table:table-cell>
          <table:table-cell office:value-type="string">
            <text:p>concept</text:p>
          </table:table-cell>
          <table:table-cell office:value-type="string">
            <text:p>Concept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co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earch</text:p>
          </table:table-cell>
          <table:table-cell office:value-type="string">
            <text:p>place</text:p>
          </table:table-cell>
          <table:table-cell office:value-type="string">
            <text:p>Place</text:p>
          </table:table-cell>
          <table:table-cell office:value-type="string">
            <text:p>text</text:p>
          </table:table-cell>
          <table:table-cell office:value-type="float" office:value="40">
            <text:p>40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earch</text:p>
          </table:table-cell>
          <table:table-cell table:style-name="ce1" office:value-type="string">
            <text:p>enumerate</text:p>
          </table:table-cell>
          <table:table-cell office:value-type="string">
            <text:p>Enumerate</text:p>
          </table:table-cell>
          <table:table-cell office:value-type="string">
            <text:p>button</text:p>
          </table:table-cell>
          <table:table-cell office:value-type="string">
            <text:p>enumerate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earch</text:p>
          </table:table-cell>
          <table:table-cell table:style-name="ce1" office:value-type="string">
            <text:p>search</text:p>
          </table:table-cell>
          <table:table-cell office:value-type="string">
            <text:p>Search</text:p>
          </table:table-cell>
          <table:table-cell office:value-type="string">
            <text:p>button</text:p>
          </table:table-cell>
          <table:table-cell office:value-type="string">
            <text:p>search</text:p>
          </table:table-cell>
          <table:table-cell table:number-columns-repeated="3"/>
        </table:table-row>
        <table:table-row table:style-name="ro1">
          <table:table-cell office:value-type="string">
            <text:p>#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upload</text:p>
          </table:table-cell>
          <table:table-cell office:value-type="string">
            <text:p>file</text:p>
          </table:table-cell>
          <table:table-cell office:value-type="string">
            <text:p>Upload</text:p>
          </table:table-cell>
          <table:table-cell office:value-type="string">
            <text:p>file</text:p>
          </table:table-cell>
          <table:table-cell table:number-columns-repeated="2"/>
          <table:table-cell table:number-columns-repeated="2" office:value-type="float" office:value="1">
            <text:p>1</text:p>
          </table:table-cell>
        </table:table-row>
        <table:table-row table:style-name="ro1" table:number-rows-repeated="1048464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Sheet1.B3:Sheet1.AMJ111" table:contains-header="false">
          <table:sort>
            <table:sort-by table:field-number="0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3/07/2015</text:date>, <text:time>01:1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7T01:10:34</dc:date>
    <dc:creator>John Lowe</dc:creator>
    <meta:generator>OpenOffice/4.1.1$Unix OpenOffice.org_project/411m6$Build-9775</meta:generator>
    <meta:editing-duration>PT59M21S</meta:editing-duration>
    <meta:editing-cycles>14</meta:editing-cycles>
    <meta:document-statistic meta:table-count="1" meta:cell-count="709" meta:object-count="0"/>
  </office:meta>
</office:document-meta>
</file>